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0d55" officeooo:paragraph-rsid="00020d55"/>
    </style:style>
    <style:style style:name="P2" style:family="paragraph" style:parent-style-name="Standard">
      <style:text-properties officeooo:rsid="0004e569" officeooo:paragraph-rsid="0004e569"/>
    </style:style>
    <style:style style:name="P3" style:family="paragraph" style:parent-style-name="Standard">
      <style:text-properties officeooo:rsid="00020d55" officeooo:paragraph-rsid="00020d55"/>
    </style:style>
    <style:style style:name="P4" style:family="paragraph" style:parent-style-name="Standard">
      <style:text-properties officeooo:rsid="00063d8a" officeooo:paragraph-rsid="00063d8a"/>
    </style:style>
    <style:style style:name="T1" style:family="text">
      <style:text-properties officeooo:rsid="00030da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x.net</text:p>
      <text:p text:style-name="P1"/>
      <text:p text:style-name="P4">ordenar con list de c++</text:p>
      <text:p text:style-name="P1"/>
      <text:p text:style-name="P1"/>
      <text:p text:style-name="P1"/>
      <text:p text:style-name="P1">Lista </text:p>
      <text:p text:style-name="P1">seek(posicion ) busca posicion en la lista</text:p>
      <text:p text:style-name="P1"/>
      <text:p text:style-name="P1">seek (posicion , desde donde) desde donde tiene tres opciones <text:s text:c="2"/>beg-inicio end-fin ; <text:span text:style-name="T1">ios_base::be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5:46:42.944856090</meta:creation-date>
    <dc:date>2015-02-05T15:57:18.147991920</dc:date>
    <meta:editing-duration>PT14M41S</meta:editing-duration>
    <meta:editing-cycles>4</meta:editing-cycles>
    <meta:generator>LibreOffice/4.4.0.3$Linux_X86_64 LibreOffice_project/40m0$Build-3</meta:generator>
    <meta:document-statistic meta:table-count="0" meta:image-count="0" meta:object-count="0" meta:page-count="1" meta:paragraph-count="5" meta:word-count="28" meta:character-count="176" meta:non-whitespace-character-count="150"/>
  </office:meta>
</office:document-meta>
</file>